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164cm" fo:min-width="0.601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164cm" fo:min-width="0.376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dash" draw:stroke-dash="Fine_20_Dashe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493cm" svg:height="0.624cm" draw:transform="rotate (0.179943445880615) translate (9.879cm 15.313cm)">
            <draw:text-box>
              <text:p text:style-name="P1"><text:span text:style-name="T1">12 cm</text:span></text:p>
            </draw:text-box>
          </draw:frame>
          <draw:line draw:style-name="gr2" draw:text-style-name="P3" draw:layer="layout" svg:x1="9.905cm" svg:y1="15.331cm" svg:x2="9.873cm" svg:y2="15.151cm">
            <text:p/>
          </draw:line>
          <draw:line draw:style-name="gr2" draw:text-style-name="P3" draw:layer="layout" svg:x1="9.695cm" svg:y1="15.185cm" svg:x2="9.875cm" svg:y2="15.151cm">
            <text:p/>
          </draw:line>
          <draw:frame draw:style-name="gr3" draw:text-style-name="P2" draw:layer="layout" svg:width="1.289cm" svg:height="0.624cm" draw:transform="rotate (-1.39434353941827) translate (10.037cm 13.982cm)">
            <draw:text-box>
              <text:p text:style-name="P1"><text:span text:style-name="T1">7 cm</text:span></text:p>
            </draw:text-box>
          </draw:frame>
          <draw:path draw:style-name="gr4" draw:text-style-name="P4" draw:layer="layout" svg:width="0.479cm" svg:height="1.53cm" draw:transform="skewX (0.00226892802759259) rotate (0.182212373908208) translate (8.98365277778013cm 13.978125000013cm)" svg:viewBox="0 0 480 1531" svg:d="M0 1531c18-92 115-342 138-427s75-215 98-296 39-175 74-240 41-166 71-235 37-167 65-243l34-90">
            <text:p/>
          </draw:path>
          <draw:path draw:style-name="gr4" draw:text-style-name="P4" draw:layer="layout" svg:width="2.915cm" svg:height="0.025cm" draw:transform="rotate (0.179070781254618) translate (9.24647222223212cm 15.4623194445013cm)" svg:viewBox="0 0 2916 26" svg:d="M0 20c116-4 182 7 279 5 120-16 183-2 326-5 74-18 224-19 298-9s372 0 436 5 264-2 365 2 145-17 226-14 144 3 215-2 141-1 240 0c40 7 120 7 169 9 83 10 147 10 235 7l127 3">
            <text:p/>
          </draw:path>
          <draw:path draw:style-name="gr4" draw:text-style-name="P4" draw:layer="layout" svg:width="2.414cm" svg:height="1.525cm" draw:transform="rotate (0.179245314179818) translate (9.45284722222226cm 13.8916944444445cm)" svg:viewBox="0 0 2415 1526" svg:d="M0 0c122 67 215 143 310 210 92 35 478 263 561 333s193 118 295 161 187 107 287 160 403 293 480 332c103 40 166 130 233 173l249 157">
            <text:p/>
          </draw:path>
          <draw:path draw:style-name="gr5" draw:text-style-name="P4" draw:layer="layout" svg:width="0.018cm" svg:height="1.22cm" draw:transform="skewX (-0.638790506229925) rotate (-0.460766922526504) translate (9.44855555555421cm 13.8979861111105cm)" svg:viewBox="0 0 19 1221" svg:d="M10 0c7 92 12 180 0 279-3 61 9 123-3 181 8 71 5 145-4 217s5 138 5 208-3 133 11 202l-14 61 3 57-3 16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11:33.898009678</meta:creation-date>
    <dc:date>2018-03-22T11:12:21.361095756</dc:date>
    <meta:editing-duration>PT47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